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dlnews.com/articles/defi/dao-whales-limit-voting-privacy-per-cornell-researchers/">https://www.dlnews.com/articles/defi/dao-whales-limit-voting-privacy-per-cornell-researchers/</text:a></text:p>
          </table:table-cell>
          <table:table-cell office:value-type="string" table:style-name="ce1">
            <text:p>DLNews</text:p>
          </table:table-cell>
          <table:table-cell office:value-type="date" office:date-value="2025-09-28T00:00:00" table:style-name="ce3">
            <text:p>09/28/25</text:p>
          </table:table-cell>
          <table:table-cell office:value-type="string" table:style-name="ce1">
            <text:p>DAO whales an obstacle to voting privacy, Cornell researchers say</text:p>
          </table:table-cell>
          <table:table-cell office:value-type="string" table:style-name="ce1">
            <text:p>juels &amp; co.</text:p>
          </table:table-cell>
          <table:table-cell table:number-columns-repeated="16379"/>
        </table:table-row>
        <table:table-row table:number-rows-repeated="104669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Oana Gherman</dc:creator>
    <dc:date>2025-10-03T19:29:28Z</dc:date>
    <meta:editing-cycles>129</meta:editing-cycles>
    <meta:editing-duration>PT11400S</meta:editing-duration>
  </office:meta>
</office:document-meta>
</file>